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210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orig_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<text:a xlink:href="https://www.delfi.lt/verslas/verslas/kuodis-elitas-katastrofai-jau-pasiruoses.d?id=80408963" xlink:type="simple">https://www.delfi.lt/verslas/verslas/kuodis-elitas-katastrofai-jau-pasiruoses.d?id=80408963</text:a></text:p>
          </table:table-cell>
          <table:table-cell office:value-type="string" calcext:value-type="string">
            <text:p>ekonominė politika; nelygybė; financializacija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<text:a xlink:href="https://www.economist.com/graphic-detail/2019/02/15/disputes-over-defence-budgets-will-continue-to-divide-nato" xlink:type="simple">https://www.economist.com/graphic-detail/2019/02/15/disputes-over-defence-budgets-will-continue-to-divide-nato</text:a></text:p>
          </table:table-cell>
          <table:table-cell office:value-type="string" calcext:value-type="string">
            <text:p>gynyba; biudžetas; išlaidos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<text:a xlink:href="https://www.economist.com/graphic-detail/2019/01/28/how-big-is-the-wage-penalty-for-mothers" xlink:type="simple">https://www.economist.com/graphic-detail/2019/01/28/how-big-is-the-wage-penalty-for-mothers</text:a></text:p>
          </table:table-cell>
          <table:table-cell office:value-type="string" calcext:value-type="string">
            <text:p>darbo rinka, vaikai, pajamos</text:p>
          </table:table-cell>
          <table:table-cell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<text:a xlink:href="https://www.universityworldnews.com/post.php?story=20190218123554751" xlink:type="simple">https://www.universityworldnews.com/post.php?story=20190218123554751</text:a></text:p>
          </table:table-cell>
          <table:table-cell office:value-type="string" calcext:value-type="string">
            <text:p>švietimas</text:p>
          </table:table-cell>
          <table:table-cell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date" office:date-value="2019-02-24" calcext:value-type="date">
            <text:p>2019-02-24</text:p>
          </table:table-cell>
          <table:table-cell office:value-type="string" calcext:value-type="string">
            <text:p><text:a xlink:href="http://www.maldeikiene.lt/vasario-18-24-dienos-mes-metomes-meskuciais-pasaulis-skuba-chaoso-link/" xlink:type="simple">http://www.maldeikiene.lt/vasario-18-24-dienos-mes-metomes-meskuciais-pasaulis-skuba-chaoso-link/</text:a>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<text:a xlink:href="https://www.politico.eu/article/brussels-warns-italy-greece-over-high-debt-and-bad-loans/" xlink:type="simple">https://www.politico.eu/article/brussels-warns-italy-greece-over-high-debt-and-bad-loans/</text:a></text:p>
          </table:table-cell>
          <table:table-cell office:value-type="string" calcext:value-type="string">
            <text:p>Valstybės skola, sustainability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<text:a xlink:href="https://g8fip1kplyr33r3krz5b97d1-wpengine.netdna-ssl.com/wp-content/uploads/2019/02/Communication-European-Semester-20194.pdf" xlink:type="simple">https://g8fip1kplyr33r3krz5b97d1-wpengine.netdna-ssl.com/wp-content/uploads/2019/02/Communication-European-Semester-20194.pdf</text:a>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<text:a xlink:href="https://www.politico.eu/article/eu27-citizens-see-no-big-brexit-hit-for-them-but-think-brits-will-be-worse-off-poll-extension-dutch-uk-britain/" xlink:type="simple">https://www.politico.eu/article/eu27-citizens-see-no-big-brexit-hit-for-them-but-think-brits-will-be-worse-off-poll-extension-dutch-uk-britain/</text:a></text:p>
          </table:table-cell>
          <table:table-cell office:value-type="string" calcext:value-type="string">
            <text:p>Brexit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<text:a xlink:href="https://www.bertelsmann-stiftung.de/fileadmin/files/BSt/Publikationen/GrauePublikationen/eupinions_brief_Brexit_engl.pdf" xlink:type="simple">https://www.bertelsmann-stiftung.de/fileadmin/files/BSt/Publikationen/GrauePublikationen/eupinions_brief_Brexit_engl.pdf</text:a>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<text:s/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<text:s/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<text:a xlink:href="https://www.ft.com/content/2e5e3fd2-3a6e-11e9-b856-5404d3811663" xlink:type="simple">https://www.ft.com/content/2e5e3fd2-3a6e-11e9-b856-5404d3811663</text:a>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<text:s/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</table:table-row>
      </table:table>
      <table:named-expressions/>
      <table:database-ranges>
        <table:database-range table:name="__Anonymous_Sheet_DB__0" table:target-range-address="skaitiniai.A1:skaitiniai.G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6:20:43.395800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6:22:06.536443201</dc:date>
    <meta:editing-duration>PT23M3S</meta:editing-duration>
    <meta:editing-cycles>8</meta:editing-cycles>
    <meta:generator>LibreOffice/6.0.7.3$Linux_X86_64 LibreOffice_project/00m0$Build-3</meta:generator>
    <meta:document-statistic meta:table-count="1" meta:cell-count="95" meta:object-count="0"/>
  </office:meta>
</office:document-meta>
</file>